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bold"/>
    </style:style>
    <style:style style:name="P4" style:family="paragraph" style:parent-style-name="Text_20_body">
      <style:paragraph-properties fo:text-align="center" style:justify-single-word="false"/>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Text_20_body">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te Systeme Homework 4</text:p>
      <text:p text:style-name="P1"/>
      <text:p text:style-name="P4">Mark Schiborr</text:p>
      <text:p text:style-name="P4">Gruppe: 19</text:p>
      <text:p text:style-name="Text_20_body"/>
      <text:p text:style-name="P3">Gelöste Aufgaben:</text:p>
      <text:p text:style-name="P3">Aufgaben a-c<text:tab/><text:tab/>5 Punkte</text:p>
      <text:p text:style-name="P3">Aufgaben d-f<text:tab/><text:tab/>3,5 Punkte</text:p>
      <text:p text:style-name="P3">Aufgaben g-h<text:tab/><text:tab/>3,5 Punkte</text:p>
      <text:p text:style-name="P3">Gesamtpunkte:<text:tab/>12 Punkte</text:p>
      <text:p text:style-name="Standard"/>
      <text:p text:style-name="Standard"/>
      <text:p text:style-name="P5">Aufgabe 1</text:p>
      <text:p text:style-name="P5"/>
      <text:p text:style-name="P2">d)</text:p>
      <text:p text:style-name="P2">Der Knoten, der die Message initial verschickt, schreibt sich in eine Liste, die er zu der Message hinzufügt. Er schickt das Paket an alle ihm bekannten Knoten. Die weiteren Knoten schreiben sich in die Liste, sobald sie das Paket erhalten. Sie schicken die Message nur an Knoten, die nicht in der Liste enthalten sind. Somit erhalten alle Knoten, die erreichbar sind, die Message. Durch den Mechanismus werden wenige zusätzliche Nachrichten verschickt, aber es kann dennoch sein, dass ein Knoten mehrfach dieselbe Message erhält. Das passiert zum Beispiel, wenn A und B beide C kennen, der nicht in der Liste steht, und daher eine Message schicken.</text:p>
      <text:p text:style-name="P2"/>
      <text:p text:style-name="P2">g)</text:p>
      <text:p text:style-name="P2">Das Verfahren funktioniert analog zu d). Jeder Knoten fragt seine Nachbarn, nach den Namen. Zusätzlich wird noch eine Antwort ges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4T20:34:47.23</meta:creation-date>
    <meta:editing-duration>PT39M55S</meta:editing-duration>
    <meta:editing-cycles>17</meta:editing-cycles>
    <meta:generator>OpenOffice/4.1.1$Win32 OpenOffice.org_project/411m6$Build-9775</meta:generator>
    <dc:date>2016-04-18T14:07:26.70</dc:date>
    <dc:creator>Mark Schiborr</dc:creator>
    <meta:document-statistic meta:table-count="0" meta:image-count="0" meta:object-count="0" meta:page-count="1" meta:paragraph-count="13" meta:word-count="154" meta:character-count="958"/>
  </office:meta>
</office:document-meta>
</file>